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6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Table_20_Contents">
      <style:text-properties fo:language="ru" fo:country="RU" fo:font-weight="normal" fo:background-color="transparent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vent Calendar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1">
            <text:p text:style-name="P4">1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View by user</text:p>
          </table:table-cell>
        </table:table-row>
        <table:table-row>
          <table:table-cell table:style-name="Таблица5.A2" office:value-type="string">
            <text:p text:style-name="P1"><text:span text:style-name="T2">Given</text:span> </text:p>
          </table:table-cell>
          <table:table-cell table:style-name="Таблица5.B2" office:value-type="string">
            <text:p text:style-name="P8">Я на странице календаря событий </text:p>
            <text:p text:style-name="P8">И в системе зарегистрированы пользователи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выбираю пользователя для просмотра связанных с ним событий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3">На календаре отображаются события, ассоциированные с выбранным пользователем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2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Open day view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8">Я на странице календаря событий </text:p>
            <text:p text:style-name="P8">И 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нажимаю на конкретный день в календаре событий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Открывается форма выбранного дня со списком событий 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2">2.<text:span text:style-name="T3">1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Add event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8">Я на странице календаря событий </text:p>
            <text:p text:style-name="P8">И выполнен сценарий 2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<text:s/>заполняю поле <text:span text:style-name="T1">«Description»</text:span></text:p>
            <text:p text:style-name="P3">И выбираю кандидата из выпадающего списка <text:span text:style-name="T1">«Candidate»</text:span></text:p>
            <text:p text:style-name="P3">И выбираю вакансию из выпадающего списка <text:span text:style-name="T1">«Vacancy»</text:span></text:p>
            <text:p text:style-name="P3">И выбираю ответственного за событие из выпадающего списка <text:span text:style-name="T1">«Responsible»</text:span></text:p>
            <text:p text:style-name="P5">И выбираю время события в выпадающем списке <text:span text:style-name="T1">«Time»</text:span></text:p>
            <text:p text:style-name="P6">И нажимаю на кнопку <text:span text:style-name="T1">«Apply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Событие добавлено в список событий данного дня 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string">
            <text:p text:style-name="P2">2.<text:span text:style-name="T3">2</text:span>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Edit event</text:p>
          </table:table-cell>
        </table:table-row>
        <table:table-row>
          <table:table-cell table:style-name="Таблица3.A2" office:value-type="string">
            <text:p text:style-name="P1"><text:span text:style-name="T2">Given</text:span> </text:p>
          </table:table-cell>
          <table:table-cell table:style-name="Таблица3.B2" office:value-type="string">
            <text:p text:style-name="P8">Я на странице календаря событий </text:p>
            <text:p text:style-name="P8">И выполнен сценарий 2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кликаю по событию в списке событий</text:p>
            <text:p text:style-name="P3">И редактирую текст в поле <text:span text:style-name="T1">«Description»</text:span></text:p>
            <text:p text:style-name="P3">И выбираю кандидата из выпадающего списка <text:span text:style-name="T1">«Candidate»</text:span></text:p>
            <text:p text:style-name="P3">И выбираю вакансию из выпадающего списка <text:span text:style-name="T1">«Vacancy»</text:span></text:p>
            <text:p text:style-name="P3">И выбираю ответственного за событие из выпадающего списка <text:span text:style-name="T1">«Responsible»</text:span></text:p>
            <text:p text:style-name="P5">И выбираю время события в выпадающем списке <text:span text:style-name="T1">«Time»</text:span></text:p>
            <text:p text:style-name="P6">И нажимаю на кнопку <text:span text:style-name="T1">«Apply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Изменения информации о событии сохранены</text:p>
          </table:table-cell>
        </table:table-row>
      </table:table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2.3">
            <text:p text:style-name="P2">2.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Edit event: cancel</text:p>
          </table:table-cell>
        </table:table-row>
        <table:table-row>
          <table:table-cell table:style-name="Таблица4.A2" office:value-type="string">
            <text:p text:style-name="P1"><text:span text:style-name="T2">Given</text:span> </text:p>
          </table:table-cell>
          <table:table-cell table:style-name="Таблица4.B2" office:value-type="string">
            <text:p text:style-name="P8">Я на странице календаря событий </text:p>
            <text:p text:style-name="P8">И выполнен сценарий 2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1">«Cancel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Форма просмотра событий дня закрывается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3">
            <text:p text:style-name="P2">3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Go to user profile</text:p>
          </table:table-cell>
        </table:table-row>
        <table:table-row>
          <table:table-cell table:style-name="Таблица6.A2" office:value-type="string">
            <text:p text:style-name="P1"><text:span text:style-name="T2">Given</text:span> </text:p>
          </table:table-cell>
          <table:table-cell table:style-name="Таблица6.B2" office:value-type="string">
            <text:p text:style-name="P8">Я на странице календаря событий </text:p>
            <text:p text:style-name="P8">И в системе зарегистрированы пользователи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кликаю по имени пользователя 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3">Открывается страница просмотра профиля пользователя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4">
            <text:p text:style-name="P4">4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Go to previous month</text:p>
          </table:table-cell>
        </table:table-row>
        <table:table-row>
          <table:table-cell table:style-name="Таблица7.A2" office:value-type="string">
            <text:p text:style-name="P1"><text:span text:style-name="T2">Given</text:span> </text:p>
          </table:table-cell>
          <table:table-cell table:style-name="Таблица7.B2" office:value-type="string">
            <text:p text:style-name="P8">Я на странице календаря событий 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Я нажимаю на кнопку <text:span text:style-name="T1">«Previous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3">На календаре отображается предыдущий месяц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5">
            <text:p text:style-name="P4">5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Go to next month</text:p>
          </table:table-cell>
        </table:table-row>
        <table:table-row>
          <table:table-cell table:style-name="Таблица8.A2" office:value-type="string">
            <text:p text:style-name="P1"><text:span text:style-name="T2">Given</text:span> </text:p>
          </table:table-cell>
          <table:table-cell table:style-name="Таблица8.B2" office:value-type="string">
            <text:p text:style-name="P8">Я на странице календаря событий 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3">Я нажимаю на кнопку <text:span text:style-name="T1">«Next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3">На календаре отображается следующий месяц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40S</meta:editing-duration>
    <meta:editing-cycles>7</meta:editing-cycles>
    <meta:generator>OpenOffice/4.1.2$Win32 OpenOffice.org_project/412m3$Build-9782</meta:generator>
    <dc:date>2016-03-21T16:44:31.32</dc:date>
    <dc:creator>Юлия Сидорук</dc:creator>
    <meta:document-statistic meta:table-count="8" meta:image-count="0" meta:object-count="0" meta:page-count="2" meta:paragraph-count="98" meta:word-count="314" meta:character-count="2008"/>
    <meta:user-defined meta:name="Info 1"/>
    <meta:user-defined meta:name="Info 2"/>
    <meta:user-defined meta:name="Info 3"/>
    <meta:user-defined meta:name="Info 4"/>
  </office:meta>
</office:document-meta>
</file>